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2in" table:align="center"/>
    </style:style>
    <style:style style:name="Table1.A" style:family="table-column">
      <style:table-column-properties style:column-width="3.466in"/>
    </style:style>
    <style:style style:name="Table1.B" style:family="table-column">
      <style:table-column-properties style:column-width="3.4632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1208in"/>
    </style:style>
    <style:style style:name="P1" style:family="paragraph" style:parent-style-name="Standard">
      <style:text-properties officeooo:rsid="000a0a93" officeooo:paragraph-rsid="000a0a93"/>
    </style:style>
    <style:style style:name="P2" style:family="paragraph" style:parent-style-name="Standard">
      <style:paragraph-properties fo:margin-left="0.9846in" fo:margin-right="0in" fo:text-indent="0in" style:auto-text-indent="false"/>
      <style:text-properties officeooo:rsid="000a0a93" officeooo:paragraph-rsid="000a0a93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a0a93" officeooo:paragraph-rsid="000a0a93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a0a93" officeooo:paragraph-rsid="000a0a93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officeooo:rsid="000c40b1" officeooo:paragraph-rsid="000c40b1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c40b1" officeooo:paragraph-rsid="000c40b1"/>
    </style:style>
    <style:style style:name="P7" style:family="paragraph" style:parent-style-name="Table_20_Contents">
      <style:paragraph-properties fo:text-align="center" style:justify-single-word="false"/>
      <style:text-properties officeooo:rsid="000c40b1" officeooo:paragraph-rsid="000c40b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aa6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Comps and Burden Resistors</text:p>
      <text:p text:style-name="P1">2. Install SD Card containing NET.CNF and boot.bin</text:p>
      <text:p text:style-name="P1"><text:tab/>boot.bin is an older firmware revision, before per-channel polarity was implemented: </text:p>
      <text:p text:style-name="P1"/>
      <text:p text:style-name="P2"><text:a xlink:type="simple" xlink:href="https://github.com/jamead/zpsc-fw/blob/88e941eb0aa405683c866b5cf4078a65b37348e8/builds/BOOT.bin.githash-0x405262F" text:style-name="Internet_20_link" text:visited-style-name="Visited_20_Internet_20_Link">https://github.com/jamead/zpsc-fw/blob/88e941eb0aa405683c866b5cf4078a65b37348e8/builds/BOOT.bin.githash-0x405262F</text:a></text:p>
      <text:p text:style-name="P3">3. Change IP Address in NET.CNF, if needed.</text:p>
      <text:p text:style-name="P3"><text:tab/>4-Channel PSCs should be 10.69.26.30-33 (lab{1} to lab{3})</text:p>
      <text:p text:style-name="P3"><text:tab/>2-Channel PSCs should be 10.69.26.34-35 (lab{4}, lab{5})</text:p>
      <text:p text:style-name="P3"><text:tab/></text:p>
      <text:p text:style-name="P4">Using the wrong IP may cause some issues with CSS panels, as the 2-channel units and 4-channel unit have some PVs that behave differently. </text:p>
      <text:p text:style-name="P4"/>
      <text:p text:style-name="P3">4. Connect cables, AC Power, EVR Fiber, DCCT cable (Beige), and Power Converter (Black) cables to the rear of the chassis. Connect Micro-USB Cable to the front panel. Power up, and wait for D8 LED to flash rapidly.</text:p>
      <text:p text:style-name="P3"/>
      <text:p text:style-name="P5">Viewed from the back, the order for the black cable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4</text:p>
          </table:table-cell>
        </table:table-row>
        <table:table-row table:style-name="Table1.2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3</text:p>
          </table:table-cell>
        </table:table-row>
      </table:table>
      <text:p text:style-name="P5"/>
      <text:p text:style-name="P3"/>
      <text:p text:style-name="P3">5. In a terminal, enter minicom for the PSC, e.g., “minicom -D <text:span text:style-name="T1">/dev/ttyUSB2” – case sensitive!</text:span></text:p>
      <text:p text:style-name="P3"><text:span text:style-name="T1"/></text:p>
      <text:p text:style-name="P3"><text:span text:style-name="T1">6. Configure EEPROM for the unit (Settings B, C, D, and E). Then use Option A to verify. This allows you to set 2- or 4-channel, high- or medium-stability, fast or slow bandwidth, and bipolar/unipolar type.</text:span></text:p>
      <text:p text:style-name="P3"><text:span text:style-name="T1"/></text:p>
      <text:p text:style-name="P3"><text:span text:style-name="T1">7. Once the EEPROM is configured, open a new terminal, </text:span><text:span text:style-name="T2">and go to the test directory:</text:span></text:p>
      <text:p text:style-name="P4"><text:span text:style-name="T2">“cd ~/NSLS-II_PSCs/NEXT-II/NSLS2_zPSC_Calibration_and_Test”</text:span></text:p>
      <text:p text:style-name="P4"><text:span text:style-name="T2"/></text:p>
      <text:p text:style-name="P6"><text:span text:style-name="T2">8. </text:span><text:span text:style-name="T1">Execute the launcher script: “python3 launcher.py”</text:span></text:p>
      <text:p text:style-name="P6"><text:span text:style-name="T1"/></text:p>
      <text:p text:style-name="P6"><text:span text:style-name="T1">Follow the on-screen prompts for calibration only, test only, or both calibration and test. </text:span></text:p>
      <text:p text:style-name="P6"><text:span text:style-name="T1"/></text:p>
      <text:p text:style-name="P6"><text:span text:style-name="T1">Ensure the PSC to be calibrated is warmed up – at least 15-20 minutes powered on, prior to testing, to allow for electronics to reach stable temperature. 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8:50:43.161900118</meta:creation-date>
    <dc:date>2026-03-30T19:10:03.814158663</dc:date>
    <meta:editing-duration>PT9M10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242" meta:character-count="1602" meta:non-whitespace-character-count="1371"/>
  </office:meta>
</office:document-meta>
</file>